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7in"/>
    </style:style>
    <style:style style:name="co2" style:family="table-column">
      <style:table-column-properties fo:break-before="auto" style:column-width="0.7417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2.6008in"/>
    </style:style>
    <style:style style:name="co5" style:family="table-column">
      <style:table-column-properties fo:break-before="auto" style:column-width="12.3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3.0055in" fo:break-before="auto" style:use-optimal-row-height="true"/>
    </style:style>
    <style:style style:name="ro4" style:family="table-row">
      <style:table-row-properties style:row-height="1.8445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cc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100">
      <style:table-cell-properties style:vertical-align="top"/>
    </style:style>
  </office:automatic-styles>
  <office:body>
    <office:spreadsheet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afe-mod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retur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help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[command]</text:p>
          </table:table-cell>
          <table:table-cell/>
          <table:table-cell office:value-type="string" calcext:value-type="string">
            <text:p>List commands, or get help for a comm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p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top noocoin serv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blockcount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he number of blocks in the longest block cha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blocknumber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eprecated. <text:s/>Use getblockcou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connectioncount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he number of connections to other nod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peerinfo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data about each connected network nod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difficulty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difficulty as a multiple of the minimum difficul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generate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rue or fal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tgenerat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&lt;generate&gt;</text:p>
            <text:p>[genproclimit]</text:p>
          </table:table-cell>
          <table:table-cell/>
          <table:table-cell office:value-type="string" calcext:value-type="string">
            <text:p>&lt;generate&gt; is true or false to turn generation on or off.</text:p>
            <text:p>Generation is limited to [genproclimit] processors, -1 is unlimi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hashespersec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a recent hashes per second performance measurement while generating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networkghps</text:p>
          </table:table-cell>
          <table:table-cell table:style-name="ce3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a recent Ghash/second network mining estimat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etinfo</text:p>
          </table:table-cell>
          <table:table-cell table:style-name="ce3" office:value-type="string" calcext:value-type="string">
            <text:p>true</text:p>
          </table:table-cell>
          <table:table-cell/>
          <table:table-cell office:value-type="string" calcext:value-type="string">
            <text:p>version =&gt; "v0.4.0.0-unk-beta"</text:p>
            <text:p>protocolversion =&gt; 60004</text:p>
            <text:p>walletversion =&gt; 60000</text:p>
            <text:p>balance =&gt; 29143483.71000000</text:p>
            <text:p>unconfirmed =&gt; 00000000.00000000</text:p>
            <text:p>newmint =&gt; 4223524.60000000</text:p>
            <text:p>stake =&gt; 4950.85000000</text:p>
            <text:p>*blocks =&gt; 6648</text:p>
            <text:p>moneysupply =&gt; 33376966.90000000</text:p>
            <text:p>connections =&gt; 0</text:p>
            <text:p>proxy =&gt; ""</text:p>
            <text:p>ip =&gt; "0.0.0.0"</text:p>
            <text:p>*difficulty =&gt; 0.00755887</text:p>
            <text:p>*testnet =&gt; false</text:p>
            <text:p>keypoololdest =&gt; 1402985585</text:p>
            <text:p>keypoolsize =&gt; 108</text:p>
            <text:p>paytxfee =&gt; 0.01000000</text:p>
            <text:p>*errors =&gt; ""</text:p>
          </table:table-cell>
          <table:table-cell office:value-type="string" calcext:value-type="string">
            <text:p>Returns an object containing various state info.</text:p>
            <text:p>Balance = total spendable balance</text:p>
            <text:p>Unconfirmed = balance that has 0 confirmations</text:p>
            <text:p>NewMint = balance minted from coinbase</text:p>
            <text:p>Stake = balance minted from coinstak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getmininginfo</text:p>
          </table:table-cell>
          <table:table-cell table:style-name="ce3" office:value-type="string" calcext:value-type="string">
            <text:p>true</text:p>
          </table:table-cell>
          <table:table-cell/>
          <table:table-cell office:value-type="string" calcext:value-type="string">
            <text:p>*blocks =&gt; 6648</text:p>
            <text:p>currentblocksize =&gt; 0</text:p>
            <text:p>currentblocktx =&gt; 0</text:p>
            <text:p>*difficulty =&gt; 0.00755887</text:p>
            <text:p>*errors =&gt; ""</text:p>
            <text:p>generate =&gt; true</text:p>
            <text:p>genproclimit =&gt; -1</text:p>
            <text:p>hashespersec =&gt; 0</text:p>
            <text:p>networkghps =&gt; 0.00007498</text:p>
            <text:p>pooledtx =&gt; 0</text:p>
            <text:p>*testnet =&gt; false</text:p>
          </table:table-cell>
          <table:table-cell office:value-type="string" calcext:value-type="string">
            <text:p>Returns an object containing mining-related information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getnewaddress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[account]</text:p>
          </table:table-cell>
          <table:table-cell/>
          <table:table-cell office:value-type="string" calcext:value-type="string">
            <text:p>Returns a new noocoin address for receiving payments.</text:p>
            <text:p>If [account] is specified (recommended), it is added to the address book</text:p>
            <text:p>So payments received with the address will be credited to [account]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accountaddress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&lt;account&gt;</text:p>
          </table:table-cell>
          <table:table-cell/>
          <table:table-cell office:value-type="string" calcext:value-type="string">
            <text:p>Returns the current noocoin address for receiving payments to this accoun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taccount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&lt;noocoinaddress&gt;</text:p>
            <text:p>&lt;account&gt;</text:p>
          </table:table-cell>
          <table:table-cell/>
          <table:table-cell office:value-type="string" calcext:value-type="string">
            <text:p>Sets the account associated with the given addres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account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&lt;noocoinaddress&gt;</text:p>
          </table:table-cell>
          <table:table-cell/>
          <table:table-cell office:value-type="string" calcext:value-type="string">
            <text:p>Returns the account associated with the given addres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addressesbyaccount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&lt;account&gt;</text:p>
          </table:table-cell>
          <table:table-cell/>
          <table:table-cell office:value-type="string" calcext:value-type="string">
            <text:p>Returns the list of addresses for the given account.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sendtoaddress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&lt;noocoinaddress&gt;</text:p>
            <text:p>&lt;amount&gt;</text:p>
            <text:p>[comment]</text:p>
            <text:p>[comment-to]</text:p>
          </table:table-cell>
          <table:table-cell/>
          <table:table-cell office:value-type="string" calcext:value-type="string">
            <text:p>&lt;amount&gt; is a real and is rounded to the nearest 0.000001 requires wallet</text:p>
            <text:p>Passphrase to be set with walletpassphrase first if encrypt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receivedbyaddress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receivedbyaccount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receivedbyaddress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receivedbyaccount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ckupwallet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poolrefill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etpassphrase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etpassphrasechange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lletlock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ryptwallet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ateaddress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balanc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[account]</text:p>
            <text:p>[minconf=1]</text:p>
          </table:table-cell>
          <table:table-cell/>
          <table:table-cell office:value-type="string" calcext:value-type="string">
            <text:p>If [account] is not specified, returns the server's total available balance.</text:p>
            <text:p>If [account] is specified, returns the balance in the account.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v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&lt;fromaccount&gt;</text:p>
            <text:p>&lt;toaccount&gt;</text:p>
            <text:p>&lt;amount&gt;</text:p>
            <text:p>[minconf=1]</text:p>
            <text:p>[comment]</text:p>
          </table:table-cell>
          <table:table-cell/>
          <table:table-cell office:value-type="string" calcext:value-type="string">
            <text:p>Move from one account in your wallet to anoth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dfrom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dmany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multisigaddress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block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blockhash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transaction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transactions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message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ifymessage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work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[data]</text:p>
          </table:table-cell>
          <table:table-cell/>
          <table:table-cell office:value-type="string" calcext:value-type="string">
            <text:p>If [data] is not specified, returns formatted hash data to work on.</text:p>
            <text:p>If [data] is specified, tries to solve the block and returns true if it was successfu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accounts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ttxfe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&lt;amount&gt;</text:p>
          </table:table-cell>
          <table:table-cell/>
          <table:table-cell office:value-type="string" calcext:value-type="string">
            <text:p>&lt;amount&gt; is a real and is rounded to 0.01 (cent)</text:p>
            <text:p>Minimum and default transaction fee per KB is 1 c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blocktemplate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mitblock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sinceblock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pprivkey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privkey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checkpoint</text:p>
          </table:table-cell>
          <table:table-cell table:style-name="ce3" office:value-type="string" calcext:value-type="string">
            <text:p>true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reservebalanc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&lt;reserve&gt;</text:p>
            <text:p>[amount]</text:p>
          </table:table-cell>
          <table:table-cell/>
          <table:table-cell office:value-type="string" calcext:value-type="string">
            <text:p>&lt;reserve&gt; is true or false to turn balance reserve on or off.</text:p>
            <text:p>&lt;amount&gt; is a real and rounded to cent.</text:p>
            <text:p>Set reserve amount not participating in network protection.</text:p>
            <text:p>If no parameters provided current setting is prin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ckwallet</text:p>
          </table:table-cell>
          <table:table-cell table:style-name="ce3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Check wallet for integr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pairwallet</text:p>
          </table:table-cell>
          <table:table-cell table:style-name="ce3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Repair wallet if checkwallet reports any problem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keypair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dalert</text:p>
          </table:table-cell>
          <table:table-cell table:style-name="ce3"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2:31:41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8M38S</meta:editing-duration>
    <meta:editing-cycles>10</meta:editing-cycles>
    <meta:generator>LibreOffice/4.2.4.2$Windows_x86 LibreOffice_project/63150712c6d317d27ce2db16eb94c2f3d7b699f8</meta:generator>
    <dc:date>2014-06-20T13:06:28.939000000</dc:date>
    <dc:creator>Wil Bown</dc:creator>
    <meta:document-statistic meta:table-count="1" meta:cell-count="156" meta:object-count="0"/>
    <meta:user-defined meta:name="Info 1"/>
    <meta:user-defined meta:name="Info 2"/>
    <meta:user-defined meta:name="Info 3"/>
    <meta:user-defined meta:name="Info 4"/>
  </office:meta>
</office:document-meta>
</file>